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8fde"/>
    </style:style>
    <style:style style:name="P2" style:family="paragraph" style:parent-style-name="Text_20_body">
      <style:text-properties officeooo:paragraph-rsid="0021be57"/>
    </style:style>
    <style:style style:name="P3" style:family="paragraph" style:parent-style-name="Text_20_body">
      <style:text-properties officeooo:paragraph-rsid="002f31f1"/>
    </style:style>
    <style:style style:name="P4" style:family="paragraph" style:parent-style-name="Text_20_body">
      <style:text-properties fo:font-weight="bold" officeooo:paragraph-rsid="0030dee5" style:font-weight-asian="bold" style:font-weight-complex="bold"/>
    </style:style>
    <style:style style:name="P5" style:family="paragraph" style:parent-style-name="Standard">
      <style:paragraph-properties fo:margin-left="0cm" fo:margin-right="0cm" fo:margin-top="0.4cm" fo:margin-bottom="0cm" style:contextual-spacing="false" fo:line-height="100%" fo:text-indent="0cm" style:auto-text-indent="false"/>
      <style:text-properties style:font-name="Arial" officeooo:paragraph-rsid="004a28d3"/>
    </style:style>
    <style:style style:name="P6" style:family="paragraph" style:parent-style-name="Standard">
      <style:paragraph-properties fo:margin-left="0cm" fo:margin-right="0cm" fo:margin-top="0.4cm" fo:margin-bottom="0cm" style:contextual-spacing="false" fo:line-height="100%" fo:text-indent="0cm" style:auto-text-indent="false"/>
      <style:text-properties style:font-name="Arial" officeooo:paragraph-rsid="0063ac79"/>
    </style:style>
    <style:style style:name="P7" style:family="paragraph" style:parent-style-name="Text_20_body" style:list-style-name="L1">
      <style:text-properties style:font-name="Arial" officeooo:paragraph-rsid="00181777"/>
    </style:style>
    <style:style style:name="P8" style:family="paragraph" style:parent-style-name="Text_20_body">
      <style:text-properties style:font-name="Arial" fo:font-style="normal" fo:font-weight="bold" officeooo:rsid="002fa3f1" officeooo:paragraph-rsid="002fa3f1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style:font-name="Arial" fo:font-style="normal" fo:font-weight="normal" officeooo:rsid="0036eaa6" officeooo:paragraph-rsid="0036eaa6" style:font-style-asian="normal" style:font-weight-asian="normal" style:font-style-complex="normal" style:font-weight-complex="normal"/>
    </style:style>
    <style:style style:name="P10" style:family="paragraph" style:parent-style-name="Text_20_body" style:list-style-name="L3">
      <style:text-properties style:font-name="Arial" fo:font-style="normal" officeooo:paragraph-rsid="00583cee" style:font-style-asian="normal" style:font-style-complex="normal"/>
    </style:style>
    <style:style style:name="P11" style:family="paragraph" style:parent-style-name="Text_20_body">
      <style:text-properties style:font-name="Arial" officeooo:paragraph-rsid="0046437b"/>
    </style:style>
    <style:style style:name="P12" style:family="paragraph" style:parent-style-name="Text_20_body">
      <style:text-properties style:font-name="Arial" officeooo:paragraph-rsid="00406894"/>
    </style:style>
    <style:style style:name="P13" style:family="paragraph" style:parent-style-name="Text_20_body" style:list-style-name="L3">
      <style:text-properties style:font-name="Arial" officeooo:paragraph-rsid="00474d53"/>
    </style:style>
    <style:style style:name="P14" style:family="paragraph" style:parent-style-name="Text_20_body" style:list-style-name="L3">
      <style:text-properties style:font-name="Arial" officeooo:paragraph-rsid="005bc8cc"/>
    </style:style>
    <style:style style:name="P15" style:family="paragraph" style:parent-style-name="Text_20_body" style:list-style-name="L3">
      <style:text-properties style:font-name="Arial" officeooo:paragraph-rsid="005db229"/>
    </style:style>
    <style:style style:name="P16" style:family="paragraph" style:parent-style-name="Text_20_body" style:list-style-name="L5">
      <style:text-properties style:font-name="Arial" officeooo:paragraph-rsid="00614d2d"/>
    </style:style>
    <style:style style:name="P17" style:family="paragraph" style:parent-style-name="Text_20_body" style:list-style-name="L2">
      <style:text-properties officeooo:paragraph-rsid="00281e80"/>
    </style:style>
    <style:style style:name="P18" style:family="paragraph" style:parent-style-name="Text_20_body" style:list-style-name="L2">
      <style:text-properties officeooo:paragraph-rsid="0029d2d3"/>
    </style:style>
    <style:style style:name="P19" style:family="paragraph" style:parent-style-name="Text_20_body" style:list-style-name="L2">
      <style:text-properties officeooo:paragraph-rsid="002b4f44"/>
    </style:style>
    <style:style style:name="P20" style:family="paragraph" style:parent-style-name="Text_20_body">
      <style:text-properties officeooo:paragraph-rsid="004bf978"/>
    </style:style>
    <style:style style:name="P21" style:family="paragraph" style:parent-style-name="Text_20_body">
      <style:text-properties officeooo:paragraph-rsid="004e720c"/>
    </style:style>
    <style:style style:name="P22" style:family="paragraph" style:parent-style-name="Text_20_body">
      <style:text-properties officeooo:paragraph-rsid="004ffb1b"/>
    </style:style>
    <style:style style:name="P23" style:family="paragraph" style:parent-style-name="Text_20_body" style:list-style-name="L4">
      <style:text-properties officeooo:paragraph-rsid="004ffb1b"/>
    </style:style>
    <style:style style:name="P24" style:family="paragraph" style:parent-style-name="Text_20_body" style:list-style-name="L4">
      <style:text-properties officeooo:paragraph-rsid="0051249f"/>
    </style:style>
    <style:style style:name="P25" style:family="paragraph" style:parent-style-name="Text_20_body">
      <style:text-properties officeooo:paragraph-rsid="005fc0d0"/>
    </style:style>
    <style:style style:name="P26" style:family="paragraph" style:parent-style-name="Text_20_body" style:list-style-name="L5">
      <style:text-properties officeooo:paragraph-rsid="00614d2d"/>
    </style:style>
    <style:style style:name="P27" style:family="paragraph" style:parent-style-name="Text_20_body" style:list-style-name="L3">
      <style:paragraph-properties fo:margin-left="0cm" fo:margin-right="0cm" fo:text-indent="-0.635cm" style:auto-text-indent="false"/>
      <style:text-properties style:font-name="Arial" officeooo:paragraph-rsid="005a4841"/>
    </style:style>
    <style:style style:name="P28" style:family="paragraph" style:parent-style-name="Header">
      <style:text-properties style:font-name="Ubuntu Mono" fo:font-size="10.5pt" officeooo:rsid="00080da8" officeooo:paragraph-rsid="00080da8" style:font-size-asian="10.5pt" style:font-size-complex="10.5pt"/>
    </style:style>
    <style:style style:name="P29" style:family="paragraph" style:parent-style-name="Heading_20_1">
      <style:text-properties fo:font-style="normal" fo:font-weight="normal" officeooo:rsid="00148fde" style:font-style-asian="normal" style:font-weight-asian="normal" style:font-style-complex="normal" style:font-weight-complex="normal"/>
    </style:style>
    <style:style style:name="P30" style:family="paragraph" style:parent-style-name="Heading_20_1">
      <style:text-properties fo:font-style="normal" fo:font-weight="normal" officeooo:rsid="00412d0c" style:font-style-asian="normal" style:font-weight-asian="normal" style:font-style-complex="normal" style:font-weight-complex="normal"/>
    </style:style>
    <style:style style:name="P31" style:family="paragraph" style:parent-style-name="Heading_20_1">
      <style:text-properties officeooo:paragraph-rsid="004bf774"/>
    </style:style>
    <style:style style:name="P32" style:family="paragraph" style:parent-style-name="Heading_20_2">
      <style:text-properties fo:font-style="normal" fo:font-weight="normal" officeooo:rsid="003b2720" officeooo:paragraph-rsid="003b2720" style:font-style-asian="normal" style:font-weight-asian="normal" style:font-style-complex="normal" style:font-weight-complex="normal"/>
    </style:style>
    <style:style style:name="T1" style:family="text">
      <style:text-properties officeooo:rsid="0007bfaa"/>
    </style:style>
    <style:style style:name="T2" style:family="text">
      <style:text-properties fo:font-weight="bold" officeooo:rsid="0007bfaa" style:font-weight-asian="bold" style:font-weight-complex="bold"/>
    </style:style>
    <style:style style:name="T3" style:family="text">
      <style:text-properties fo:font-weight="bold" officeooo:rsid="000a23fb" style:font-weight-asian="bold" style:font-weight-complex="bold"/>
    </style:style>
    <style:style style:name="T4" style:family="text">
      <style:text-properties fo:font-weight="bold" officeooo:rsid="0065a88e" style:font-weight-asian="bold" style:font-weight-complex="bold"/>
    </style:style>
    <style:style style:name="T5" style:family="text">
      <style:text-properties fo:font-weight="normal" officeooo:rsid="0007bfaa" style:font-weight-asian="normal" style:font-weight-complex="normal"/>
    </style:style>
    <style:style style:name="T6" style:family="text">
      <style:text-properties fo:font-weight="normal" officeooo:rsid="000df3a8" style:font-weight-asian="normal" style:font-weight-complex="normal"/>
    </style:style>
    <style:style style:name="T7" style:family="text">
      <style:text-properties fo:font-weight="normal" officeooo:rsid="0013f59d" style:font-weight-asian="normal" style:font-weight-complex="normal"/>
    </style:style>
    <style:style style:name="T8" style:family="text">
      <style:text-properties fo:font-weight="normal" officeooo:rsid="00181777" style:font-weight-asian="normal" style:font-weight-complex="normal"/>
    </style:style>
    <style:style style:name="T9" style:family="text">
      <style:text-properties fo:font-weight="normal" officeooo:rsid="001d39c5" style:font-weight-asian="normal" style:font-weight-complex="normal"/>
    </style:style>
    <style:style style:name="T10" style:family="text">
      <style:text-properties fo:font-weight="normal" officeooo:rsid="00583cee" style:font-weight-asian="normal" style:font-weight-complex="normal"/>
    </style:style>
    <style:style style:name="T11" style:family="text">
      <style:text-properties fo:font-weight="normal" officeooo:rsid="00589e7e" style:font-weight-asian="normal" style:font-weight-complex="normal"/>
    </style:style>
    <style:style style:name="T12" style:family="text">
      <style:text-properties fo:font-weight="normal" officeooo:rsid="00630103" style:font-weight-asian="normal" style:font-weight-complex="normal"/>
    </style:style>
    <style:style style:name="T13" style:family="text">
      <style:text-properties fo:font-weight="normal" officeooo:rsid="0065a88e" style:font-weight-asian="normal" style:font-weight-complex="normal"/>
    </style:style>
    <style:style style:name="T14" style:family="text">
      <style:text-properties fo:font-style="italic" officeooo:rsid="001d5f60" style:font-style-asian="italic" style:font-style-complex="italic"/>
    </style:style>
    <style:style style:name="T15" style:family="text">
      <style:text-properties fo:font-style="italic" officeooo:rsid="001993c2" style:font-style-asian="italic" style:font-style-complex="italic"/>
    </style:style>
    <style:style style:name="T16" style:family="text">
      <style:text-properties fo:font-style="italic" fo:font-weight="normal" officeooo:rsid="000df3a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993c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d5f60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fa98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06894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474d53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a28d3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583cee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5bc8cc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5db229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5fb329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630103" style:font-style-asian="italic" style:font-weight-asian="normal" style:font-style-complex="italic" style:font-weight-complex="normal"/>
    </style:style>
    <style:style style:name="T28" style:family="text">
      <style:text-properties fo:font-style="normal" fo:font-weight="normal" officeooo:rsid="000df3a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e75c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a23f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a18c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d5f6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a5c9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8be9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ba29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bfc64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df0c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06894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6437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74d5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2613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44505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7381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a28d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993c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2ac8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7e22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bc8cc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db229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e782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5fb329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officeooo:rsid="000a23fb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577fc0" style:font-style-asian="normal" style:font-weight-asian="bold" style:font-style-complex="normal" style:font-weight-complex="bold"/>
    </style:style>
    <style:style style:name="T54" style:family="text">
      <style:text-properties officeooo:rsid="0013f40a"/>
    </style:style>
    <style:style style:name="T55" style:family="text">
      <style:text-properties style:font-name="Arial" fo:font-style="normal" fo:font-weight="normal" officeooo:rsid="00148fde" style:font-style-asian="normal" style:font-weight-asian="normal" style:font-style-complex="normal" style:font-weight-complex="normal"/>
    </style:style>
    <style:style style:name="T56" style:family="text">
      <style:text-properties style:font-name="Arial" fo:font-style="normal" fo:font-weight="normal" officeooo:rsid="0015de7e" style:font-style-asian="normal" style:font-weight-asian="normal" style:font-style-complex="normal" style:font-weight-complex="normal"/>
    </style:style>
    <style:style style:name="T57" style:family="text">
      <style:text-properties style:font-name="Arial" fo:font-style="normal" fo:font-weight="normal" officeooo:rsid="00162b2e" style:font-style-asian="normal" style:font-weight-asian="normal" style:font-style-complex="normal" style:font-weight-complex="normal"/>
    </style:style>
    <style:style style:name="T58" style:family="text">
      <style:text-properties style:font-name="Arial" fo:font-style="normal" fo:font-weight="normal" officeooo:rsid="001f7f75" style:font-style-asian="normal" style:font-weight-asian="normal" style:font-style-complex="normal" style:font-weight-complex="normal"/>
    </style:style>
    <style:style style:name="T59" style:family="text">
      <style:text-properties style:font-name="Arial" fo:font-style="normal" fo:font-weight="normal" officeooo:rsid="0020ca29" style:font-style-asian="normal" style:font-weight-asian="normal" style:font-style-complex="normal" style:font-weight-complex="normal"/>
    </style:style>
    <style:style style:name="T60" style:family="text">
      <style:text-properties style:font-name="Arial" fo:font-style="normal" fo:font-weight="normal" officeooo:rsid="0021be57" style:font-style-asian="normal" style:font-weight-asian="normal" style:font-style-complex="normal" style:font-weight-complex="normal"/>
    </style:style>
    <style:style style:name="T61" style:family="text">
      <style:text-properties style:font-name="Arial" fo:font-style="normal" fo:font-weight="normal" officeooo:rsid="00281e80" style:font-style-asian="normal" style:font-weight-asian="normal" style:font-style-complex="normal" style:font-weight-complex="normal"/>
    </style:style>
    <style:style style:name="T62" style:family="text">
      <style:text-properties style:font-name="Arial" fo:font-style="normal" fo:font-weight="normal" officeooo:rsid="0029d2d3" style:font-style-asian="normal" style:font-weight-asian="normal" style:font-style-complex="normal" style:font-weight-complex="normal"/>
    </style:style>
    <style:style style:name="T63" style:family="text">
      <style:text-properties style:font-name="Arial" fo:font-style="normal" fo:font-weight="normal" officeooo:rsid="002b4f44" style:font-style-asian="normal" style:font-weight-asian="normal" style:font-style-complex="normal" style:font-weight-complex="normal"/>
    </style:style>
    <style:style style:name="T64" style:family="text">
      <style:text-properties style:font-name="Arial" fo:font-style="normal" fo:font-weight="normal" officeooo:rsid="002d3510" style:font-style-asian="normal" style:font-weight-asian="normal" style:font-style-complex="normal" style:font-weight-complex="normal"/>
    </style:style>
    <style:style style:name="T65" style:family="text">
      <style:text-properties style:font-name="Arial" fo:font-style="normal" fo:font-weight="normal" officeooo:rsid="002ebf47" style:font-style-asian="normal" style:font-weight-asian="normal" style:font-style-complex="normal" style:font-weight-complex="normal"/>
    </style:style>
    <style:style style:name="T66" style:family="text">
      <style:text-properties style:font-name="Arial" fo:font-style="normal" fo:font-weight="normal" officeooo:rsid="0030dee5" style:font-style-asian="normal" style:font-weight-asian="normal" style:font-style-complex="normal" style:font-weight-complex="normal"/>
    </style:style>
    <style:style style:name="T67" style:family="text">
      <style:text-properties style:font-name="Arial" fo:font-style="normal" fo:font-weight="normal" officeooo:rsid="0031834e" style:font-style-asian="normal" style:font-weight-asian="normal" style:font-style-complex="normal" style:font-weight-complex="normal"/>
    </style:style>
    <style:style style:name="T68" style:family="text">
      <style:text-properties style:font-name="Arial" fo:font-style="normal" fo:font-weight="normal" officeooo:rsid="0031eda0" style:font-style-asian="normal" style:font-weight-asian="normal" style:font-style-complex="normal" style:font-weight-complex="normal"/>
    </style:style>
    <style:style style:name="T69" style:family="text">
      <style:text-properties style:font-name="Arial" fo:font-style="normal" fo:font-weight="normal" officeooo:rsid="00334ee1" style:font-style-asian="normal" style:font-weight-asian="normal" style:font-style-complex="normal" style:font-weight-complex="normal"/>
    </style:style>
    <style:style style:name="T70" style:family="text">
      <style:text-properties style:font-name="Arial" fo:font-style="normal" fo:font-weight="normal" officeooo:rsid="00412d0c" style:font-style-asian="normal" style:font-weight-asian="normal" style:font-style-complex="normal" style:font-weight-complex="normal"/>
    </style:style>
    <style:style style:name="T71" style:family="text">
      <style:text-properties style:font-name="Arial" fo:font-style="normal" fo:font-weight="normal" officeooo:rsid="0016c0f3" style:font-style-asian="normal" style:font-weight-asian="normal" style:font-style-complex="normal" style:font-weight-complex="normal"/>
    </style:style>
    <style:style style:name="T72" style:family="text">
      <style:text-properties style:font-name="Arial" fo:font-style="normal" fo:font-weight="normal" officeooo:rsid="00485cc7" style:font-style-asian="normal" style:font-weight-asian="normal" style:font-style-complex="normal" style:font-weight-complex="normal"/>
    </style:style>
    <style:style style:name="T73" style:family="text">
      <style:text-properties style:font-name="Arial" fo:font-style="normal" fo:font-weight="normal" officeooo:rsid="004bf774" style:font-style-asian="normal" style:font-weight-asian="normal" style:font-style-complex="normal" style:font-weight-complex="normal"/>
    </style:style>
    <style:style style:name="T74" style:family="text">
      <style:text-properties style:font-name="Arial" fo:font-style="normal" fo:font-weight="normal" officeooo:rsid="004bf978" style:font-style-asian="normal" style:font-weight-asian="normal" style:font-style-complex="normal" style:font-weight-complex="normal"/>
    </style:style>
    <style:style style:name="T75" style:family="text">
      <style:text-properties style:font-name="Arial" fo:font-style="normal" fo:font-weight="normal" officeooo:rsid="004c1d41" style:font-style-asian="normal" style:font-weight-asian="normal" style:font-style-complex="normal" style:font-weight-complex="normal"/>
    </style:style>
    <style:style style:name="T76" style:family="text">
      <style:text-properties style:font-name="Arial" fo:font-style="normal" fo:font-weight="normal" officeooo:rsid="004dd3d7" style:font-style-asian="normal" style:font-weight-asian="normal" style:font-style-complex="normal" style:font-weight-complex="normal"/>
    </style:style>
    <style:style style:name="T77" style:family="text">
      <style:text-properties style:font-name="Arial" fo:font-style="normal" fo:font-weight="normal" officeooo:rsid="004ffb1b" style:font-style-asian="normal" style:font-weight-asian="normal" style:font-style-complex="normal" style:font-weight-complex="normal"/>
    </style:style>
    <style:style style:name="T78" style:family="text">
      <style:text-properties style:font-name="Arial" fo:font-style="normal" fo:font-weight="normal" officeooo:rsid="0051249f" style:font-style-asian="normal" style:font-weight-asian="normal" style:font-style-complex="normal" style:font-weight-complex="normal"/>
    </style:style>
    <style:style style:name="T79" style:family="text">
      <style:text-properties style:font-name="Arial" fo:font-style="normal" fo:font-weight="normal" officeooo:rsid="005244b6" style:font-style-asian="normal" style:font-weight-asian="normal" style:font-style-complex="normal" style:font-weight-complex="normal"/>
    </style:style>
    <style:style style:name="T80" style:family="text">
      <style:text-properties style:font-name="Arial" fo:font-style="normal" fo:font-weight="normal" officeooo:rsid="005fc0d0" style:font-style-asian="normal" style:font-weight-asian="normal" style:font-style-complex="normal" style:font-weight-complex="normal"/>
    </style:style>
    <style:style style:name="T81" style:family="text">
      <style:text-properties style:font-name="Arial" fo:font-style="normal" fo:font-weight="normal" officeooo:rsid="00614d2d" style:font-style-asian="normal" style:font-weight-asian="normal" style:font-style-complex="normal" style:font-weight-complex="normal"/>
    </style:style>
    <style:style style:name="T82" style:family="text">
      <style:text-properties style:font-name="Arial" fo:font-style="italic" fo:font-weight="normal" officeooo:rsid="001f7f75" style:font-style-asian="italic" style:font-weight-asian="normal" style:font-style-complex="italic" style:font-weight-complex="normal"/>
    </style:style>
    <style:style style:name="T83" style:family="text">
      <style:text-properties style:font-name="Arial" fo:font-style="italic" fo:font-weight="normal" officeooo:rsid="0020ca29" style:font-style-asian="italic" style:font-weight-asian="normal" style:font-style-complex="italic" style:font-weight-complex="normal"/>
    </style:style>
    <style:style style:name="T84" style:family="text">
      <style:text-properties style:font-name="Arial" fo:font-style="italic" fo:font-weight="normal" officeooo:rsid="0021be57" style:font-style-asian="italic" style:font-weight-asian="normal" style:font-style-complex="italic" style:font-weight-complex="normal"/>
    </style:style>
    <style:style style:name="T85" style:family="text">
      <style:text-properties style:font-name="Arial" fo:font-style="italic" fo:font-weight="normal" officeooo:rsid="00281e80" style:font-style-asian="italic" style:font-weight-asian="normal" style:font-style-complex="italic" style:font-weight-complex="normal"/>
    </style:style>
    <style:style style:name="T86" style:family="text">
      <style:text-properties style:font-name="Arial" fo:font-style="italic" fo:font-weight="normal" officeooo:rsid="0029d2d3" style:font-style-asian="italic" style:font-weight-asian="normal" style:font-style-complex="italic" style:font-weight-complex="normal"/>
    </style:style>
    <style:style style:name="T87" style:family="text">
      <style:text-properties style:font-name="Arial" fo:font-style="italic" fo:font-weight="normal" officeooo:rsid="002b4f44" style:font-style-asian="italic" style:font-weight-asian="normal" style:font-style-complex="italic" style:font-weight-complex="normal"/>
    </style:style>
    <style:style style:name="T88" style:family="text">
      <style:text-properties style:font-name="Arial" fo:font-style="italic" fo:font-weight="normal" officeooo:rsid="002d3510" style:font-style-asian="italic" style:font-weight-asian="normal" style:font-style-complex="italic" style:font-weight-complex="normal"/>
    </style:style>
    <style:style style:name="T89" style:family="text">
      <style:text-properties style:font-name="Arial" fo:font-style="italic" fo:font-weight="normal" officeooo:rsid="0031834e" style:font-style-asian="italic" style:font-weight-asian="normal" style:font-style-complex="italic" style:font-weight-complex="normal"/>
    </style:style>
    <style:style style:name="T90" style:family="text">
      <style:text-properties style:font-name="Arial" fo:font-style="italic" fo:font-weight="normal" officeooo:rsid="004bf978" style:font-style-asian="italic" style:font-weight-asian="normal" style:font-style-complex="italic" style:font-weight-complex="normal"/>
    </style:style>
    <style:style style:name="T91" style:family="text">
      <style:text-properties style:font-name="Arial" fo:font-style="italic" fo:font-weight="normal" officeooo:rsid="004dd3d7" style:font-style-asian="italic" style:font-weight-asian="normal" style:font-style-complex="italic" style:font-weight-complex="normal"/>
    </style:style>
    <style:style style:name="T92" style:family="text">
      <style:text-properties style:font-name="Arial" fo:font-style="italic" fo:font-weight="normal" officeooo:rsid="004e720c" style:font-style-asian="italic" style:font-weight-asian="normal" style:font-style-complex="italic" style:font-weight-complex="normal"/>
    </style:style>
    <style:style style:name="T93" style:family="text">
      <style:text-properties style:font-name="Arial" fo:font-style="italic" fo:font-weight="normal" officeooo:rsid="005244b6" style:font-style-asian="italic" style:font-weight-asian="normal" style:font-style-complex="italic" style:font-weight-complex="normal"/>
    </style:style>
    <style:style style:name="T94" style:family="text">
      <style:text-properties style:font-name="Arial" fo:font-style="italic" fo:font-weight="normal" officeooo:rsid="005fc0d0" style:font-style-asian="italic" style:font-weight-asian="normal" style:font-style-complex="italic" style:font-weight-complex="normal"/>
    </style:style>
    <style:style style:name="T95" style:family="text">
      <style:text-properties style:font-name="Arial" fo:font-style="italic" fo:font-weight="normal" officeooo:rsid="00614d2d" style:font-style-asian="italic" style:font-weight-asian="normal" style:font-style-complex="italic" style:font-weight-complex="normal"/>
    </style:style>
    <style:style style:name="T96" style:family="text">
      <style:text-properties officeooo:rsid="000a23fb"/>
    </style:style>
    <style:style style:name="T97" style:family="text">
      <style:text-properties officeooo:rsid="001d5f60"/>
    </style:style>
    <style:style style:name="T98" style:family="text">
      <style:text-properties officeooo:rsid="001b3e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 this document I </text:span><text:span text:style-name="T54">will </text:span><text:span text:style-name="T1">outline a peer-to-peer publish/subscribe architecture</text:span><text:span text:style-name="T27"> </text:span><text:span text:style-name="T1">called </text:span><text:a xlink:type="simple" xlink:href="http://www.cs.vu.nl/~spyros/papers/PolderCast.pdf‎" office:name="PolderCast: Fast, Robust, and Scalable Architecture for P2P Topic-based Pub/Sub"><text:span text:style-name="T2">Poldercast</text:span></text:a><text:span text:style-name="T2"> </text:span><text:span text:style-name="T13">and descr</text:span><text:span text:style-name="T12">ibe all the details necessary to produce an implementation. </text:span><text:span text:style-name="T7">I have changed some terminology to </text:span><text:span text:style-name="T9">make it easier to understand</text:span><text:span text:style-name="T7">, but the underlying concepts remain the same.</text:span></text:p>
      <text:p text:style-name="P5"><text:span text:style-name="T6">The Poldercast overlay consists of three </text:span><text:span text:style-name="T8">layered </text:span><text:span text:style-name="T6">network modules: </text:span><text:span text:style-name="T16">CYCLON</text:span><text:span text:style-name="T28">, </text:span><text:span text:style-name="T16">VICINITY</text:span><text:span text:style-name="T28"> and </text:span><text:span text:style-name="T16">RINGS</text:span><text:span text:style-name="T28">.</text:span><text:span text:style-name="T29"> </text:span><text:span text:style-name="T31">Each module maintains its own view, managed by a separate gossiping protocol, which gossips periodically, asynchronously, and independently from the other two modules. </text:span></text:p>
      <text:p text:style-name="P5"><text:span text:style-name="T53">Module-generic operations: </text:span><text:span text:style-name="T40">Each</text:span><text:span text:style-name="T41"> module maintains a list </text:span><text:span text:style-name="T42">of </text:span><text:span text:style-name="T43">nodes' details </text:span><text:span text:style-name="T40">(the view),</text:span><text:span text:style-name="T43"> annotated by an age value. </text:span><text:span text:style-name="T40">Whenever we send a message from any module, we increment the age value of </text:span><text:span text:style-name="T44">all nodes. Whenever a node </text:span><text:span text:style-name="T22">P</text:span><text:span text:style-name="T44"> gossips with a neighbor </text:span><text:span text:style-name="T22">Q</text:span><text:span text:style-name="T44">, it temporarily removes </text:span><text:span text:style-name="T22">Q</text:span><text:span text:style-name="T44"> from the respective module’s view, anticipating that </text:span><text:span text:style-name="T22">Q</text:span><text:span text:style-name="T44"> will respond and will be inserted anew in </text:span><text:span text:style-name="T22">P</text:span><text:span text:style-name="T44">’s view. A node always selects to gossip with its </text:span><text:span text:style-name="T46">oldest</text:span><text:span text:style-name="T44"> neighbor.</text:span><text:span text:style-name="T43"> </text:span></text:p>
      <text:p text:style-name="P5"><text:span text:style-name="T45">We maintain two variables for each module:<text:line-break/></text:span></text:p>
      <text:list xml:id="list4788510241" text:style-name="L1">
        <text:list-item>
          <text:p text:style-name="P7"><text:span text:style-name="T3">View size</text:span><text:span text:style-name="T96">: </text:span><text:span text:style-name="T98">the </text:span><text:span text:style-name="T96">number of neighbours maintained </text:span><text:span text:style-name="T97">(</text:span><text:span text:style-name="T15">V</text:span><text:span text:style-name="T14">=20</text:span><text:span text:style-name="T97">)</text:span></text:p>
        </text:list-item>
        <text:list-item>
          <text:p text:style-name="P7"><text:span text:style-name="T52">Gossip size</text:span><text:span text:style-name="T30">: </text:span><text:span text:style-name="T31">the maximum number of neighbors </text:span><text:span text:style-name="T33">to be </text:span><text:span text:style-name="T31">included in a gossip message </text:span><text:span text:style-name="T32">(</text:span><text:span text:style-name="T17">G</text:span><text:span text:style-name="T18">=10</text:span><text:span text:style-name="T32">)</text:span></text:p>
        </text:list-item>
      </text:list>
      <text:p text:style-name="P11"><text:span text:style-name="T39">The system consists of a set V of nodes. Each node in the system has a unique identifier, assigned to it when joining the system. Node identifiers are assumed to be sortable and to occupy a circular value space. We assume that the underlying communication network is fully connected, in the sense that any node can send a message to any other node, provided it knows its IP address. </text:span></text:p>
      <text:p text:style-name="P11"><text:span text:style-name="T39">The topic-based publish/subscribe communication system is organized around a set T of topics. Each node can play the role of a subscriber or publisher or both. A subscriber v expresses its interest in a set of topics Tv ⊆ T . We call |Tv| the subscription size of node v. Both publishers and subscribers are allowed to join and leave at any moment, without any prior notice.</text:span></text:p>
      <text:h text:style-name="P29" text:outline-level="1">CYCLON</text:h>
      <text:p text:style-name="P1"><text:span text:style-name="T55">This module operates at the lowest-level, being situated just above the layer where communications take place. </text:span><text:span text:style-name="T56">It forms an overlay and keeps it connected by means of an epidemic algorithm. </text:span><text:span text:style-name="T57">Each peer knows </text:span><text:span text:style-name="T58">a small, continuously changing set of other peers, called its </text:span><text:span text:style-name="T82">neighbours</text:span><text:span text:style-name="T58">, and occasionally contacts one to exchange some of their neighbours.</text:span></text:p>
      <text:p text:style-name="P8">Shuffling</text:p>
      <text:p text:style-name="P2"><text:span text:style-name="T59">The basic process by which this happens is called </text:span><text:span text:style-name="T83">shuffling</text:span><text:span text:style-name="T59">. </text:span><text:span text:style-name="T60">In shuffling nodes initiate neighbor exchanges periodically, yet not synchronized, at a fixed period </text:span><text:span text:style-name="T84">T</text:span><text:span text:style-name="T60">. </text:span><text:span text:style-name="T61">The process for an exchange </text:span><text:span text:style-name="T62">by an initiating peer </text:span><text:span text:style-name="T86">P</text:span><text:span text:style-name="T62"> </text:span><text:span text:style-name="T61">is as follows:</text:span></text:p>
      <text:list xml:id="list1185164970" text:style-name="L2">
        <text:list-item>
          <text:p text:style-name="P17"><text:span text:style-name="T61">Select a neighbour </text:span><text:span text:style-name="T85">N </text:span><text:span text:style-name="T61">with the highest age among all neighbours, and </text:span><text:span text:style-name="T72">a subset of</text:span><text:span text:style-name="T61"> </text:span><text:span text:style-name="T85">G-1</text:span><text:span text:style-name="T61"> other neigbours.</text:span></text:p>
        </text:list-item>
        <text:list-item>
          <text:p text:style-name="P18"><text:span text:style-name="T62">Replace </text:span><text:span text:style-name="T86">N's</text:span><text:span text:style-name="T62"> entry with a new entry of age 0 and with </text:span><text:span text:style-name="T86">P</text:span><text:span text:style-name="T62">'s details</text:span></text:p>
        </text:list-item>
        <text:list-item>
          <text:p text:style-name="P18"><text:soft-page-break/><text:span text:style-name="T62">Send the updated subset to </text:span><text:span text:style-name="T86">Q</text:span></text:p>
        </text:list-item>
        <text:list-item>
          <text:p text:style-name="P19"><text:span text:style-name="T63">Receive from </text:span><text:span text:style-name="T87">Q</text:span><text:span text:style-name="T63"> a subset of </text:span><text:span text:style-name="T87">G </text:span><text:span text:style-name="T63">entries</text:span></text:p>
        </text:list-item>
        <text:list-item>
          <text:p text:style-name="P19"><text:span text:style-name="T63">Discard entries pointing at </text:span><text:span text:style-name="T87">P</text:span><text:span text:style-name="T63"> and nodes </text:span><text:span text:style-name="T87">P</text:span><text:span text:style-name="T63"> already knows of</text:span></text:p>
        </text:list-item>
        <text:list-item>
          <text:p text:style-name="P19"><text:span text:style-name="T63">Update </text:span><text:span text:style-name="T87">P</text:span><text:span text:style-name="T63">'s view to include all remaining entries, by firstly using empty slots (if any) and secondly replacing entries among the ones sent to </text:span><text:span text:style-name="T87">Q</text:span></text:p>
        </text:list-item>
      </text:list>
      <text:p text:style-name="P3"><text:span text:style-name="T63">On reception of a shuffling query a node </text:span><text:span text:style-name="T87">Q</text:span><text:span text:style-name="T63"> </text:span><text:span text:style-name="T64">replies by sending back a random subset of at most of </text:span><text:span text:style-name="T88">G</text:span><text:span text:style-name="T64"> its neighbors, and updates its own cache to accommodate all received entries </text:span><text:span text:style-name="T65">(steps 5-7)</text:span><text:span text:style-name="T64">. </text:span></text:p>
      <text:p text:style-name="P9">Failure of a node results in them being removed from the module's view. </text:p>
      <text:p text:style-name="P8">Bootstrapping</text:p>
      <text:p text:style-name="P4"><text:span text:style-name="T66">The original description of Cyclon </text:span><text:span text:style-name="T67">described a bootstrapping method that relied on a random walk to fill the view with </text:span><text:span text:style-name="T89">G</text:span><text:span text:style-name="T67"> randomly chosen neighbours. </text:span><text:span text:style-name="T68">This was unreliable, so instea</text:span><text:span text:style-name="T69">d we perform 3 initial sequential shuffles with our bootstrap node. </text:span></text:p>
      <text:h text:style-name="P32" text:outline-level="2">VICINITY</text:h>
      <text:p text:style-name="P12"><text:span text:style-name="T35">This module </text:span><text:span text:style-name="T34">maintain</text:span><text:span text:style-name="T35">s</text:span><text:span text:style-name="T34"> random links between nodes that share </text:span><text:span text:style-name="T36">interest in </text:span><text:span text:style-name="T34">one or more topics. Such links serve as input to the </text:span><text:span text:style-name="T20">RINGS</text:span><text:span text:style-name="T34"> module </text:span><text:span text:style-name="T38">and </text:span><text:span text:style-name="T34">are used by the dissemination protocol to propagate events to arbitrary subscribers of a topic. </text:span><text:span text:style-name="T40">The gossip protocol is executed periodically at a fixed period </text:span><text:span text:style-name="T21">T</text:span><text:span text:style-name="T40">, and is as follows</text:span><text:span text:style-name="T40">:</text:span></text:p>
      <text:list xml:id="list1395688065" text:style-name="L3">
        <text:list-item>
          <text:p text:style-name="P13"><text:span text:style-name="T37">Let </text:span><text:span text:style-name="T21">P</text:span><text:span text:style-name="T37"> </text:span><text:span text:style-name="T47">select its oldest neighbour</text:span><text:span text:style-name="T37"> </text:span><text:span text:style-name="T21">Q</text:span><text:span text:style-name="T37"> for gossiping.</text:span></text:p>
        </text:list-item>
        <text:list-item>
          <text:p text:style-name="P13"><text:span text:style-name="T21">P</text:span><text:span text:style-name="T37"> merges its views from all three modules. </text:span></text:p>
        </text:list-item>
        <text:list-item>
          <text:p text:style-name="P10"><text:span text:style-name="T23">P</text:span><text:span text:style-name="T10"> replaces </text:span><text:span text:style-name="T23">Q's</text:span><text:span text:style-name="T10"> entry with its own in this new merged vie</text:span><text:span text:style-name="T11">w, setting the age to 0</text:span><text:span text:style-name="T10">. </text:span></text:p>
        </text:list-item>
        <text:list-item>
          <text:p text:style-name="P13"><text:span text:style-name="T21">P</text:span><text:span text:style-name="T37"> selects the </text:span><text:span text:style-name="T19">G</text:span><text:span text:style-name="T37"> nodes closest to </text:span><text:span text:style-name="T21">Q</text:span><text:span text:style-name="T37"> by applying the proximity function on its behalf, and </text:span><text:span text:style-name="T40">sends them</text:span><text:span text:style-name="T37"> to </text:span><text:span text:style-name="T21">Q</text:span><text:span text:style-name="T37">. </text:span></text:p>
        </text:list-item>
        <text:list-item>
          <text:p text:style-name="P14"><text:span text:style-name="T48">Receive from </text:span><text:span text:style-name="T24">Q</text:span><text:span text:style-name="T48"> i</text:span><text:span text:style-name="T37">ts </text:span><text:span text:style-name="T21">G</text:span><text:span text:style-name="T37"> closest to </text:span><text:span text:style-name="T21">P</text:span><text:span text:style-name="T37"> nodes.</text:span></text:p>
        </text:list-item>
        <text:list-item>
          <text:p text:style-name="P15"><text:span text:style-name="T49">Merge these into the view and rebuild it by selecting the </text:span><text:span text:style-name="T25">G</text:span><text:span text:style-name="T49"> closest nodes and discarding the others. </text:span></text:p>
          <text:p text:style-name="P27"><text:span text:style-name="T37">Upon reception </text:span><text:span text:style-name="T50">of a shuffling query</text:span><text:span text:style-name="T37">, </text:span><text:span text:style-name="T21">Q</text:span><text:span text:style-name="T37"> merges the received neighbors with the union of all its views, and updates its Vicinity view to the </text:span><text:span text:style-name="T21">V</text:span><text:span text:style-name="T37"> closest neighbors. </text:span><text:span text:style-name="T51">It then repeats steps 2-4 for </text:span><text:span text:style-name="T26">P</text:span><text:span text:style-name="T51">. </text:span></text:p>
        </text:list-item>
      </text:list>
      <text:h text:style-name="P30" text:outline-level="1">RINGS</text:h>
      <text:p text:style-name="P25"><text:span text:style-name="T70">This module </text:span><text:span text:style-name="T71">discover</text:span><text:span text:style-name="T70">s</text:span><text:span text:style-name="T71"> a node’s successor and predecessor for each topic in its subscription, and quickly adapt</text:span><text:span text:style-name="T70">s</text:span><text:span text:style-name="T71"> to new successors/predecessors in dynamic networks. </text:span><text:span text:style-name="T80">Each node maintains </text:span><text:span text:style-name="T94">G</text:span><text:span text:style-name="T80"> neighbors for each topic in its subscription: </text:span><text:span text:style-name="T94">V/2</text:span><text:span text:style-name="T80"> with lower and </text:span><text:span text:style-name="T94">V/2</text:span><text:span text:style-name="T80"> with higher id. It periodically picks a node from its Rings view, and the two nodes exchange up to </text:span><text:span text:style-name="T94">G</text:span><text:span text:style-name="T80"> neighbors to help each other improve their Rings views.</text:span></text:p>
      <text:list xml:id="list1065972810" text:style-name="L5">
        <text:list-item>
          <text:p text:style-name="P16"><text:span text:style-name="T37">Let </text:span><text:span text:style-name="T21">P</text:span><text:span text:style-name="T37"> </text:span><text:span text:style-name="T47">select its oldest neighbour</text:span><text:span text:style-name="T37"> </text:span><text:span text:style-name="T21">Q</text:span><text:span text:style-name="T37"> for gossiping.</text:span></text:p>
        </text:list-item>
        <text:list-item>
          <text:p text:style-name="P26"><text:span text:style-name="T95">P</text:span><text:span text:style-name="T81"> collects all subscribers of topics which </text:span><text:span text:style-name="T95">P</text:span><text:span text:style-name="T81"> and </text:span><text:span text:style-name="T95">Q</text:span><text:span text:style-name="T81"> have in common, considering the union of views of all three modules. </text:span></text:p>
        </text:list-item>
        <text:list-item>
          <text:p text:style-name="P26"><text:span text:style-name="T95">P</text:span><text:span text:style-name="T81"> sorts them by id, and for each topic in common with </text:span><text:span text:style-name="T95">Q</text:span><text:span text:style-name="T81"> it selects the</text:span><text:span text:style-name="T94">V/2</text:span><text:span text:style-name="T81"> ones with </text:span><text:soft-page-break/><text:span text:style-name="T81">just lower and the </text:span><text:span text:style-name="T94">V/2</text:span><text:span text:style-name="T81"> ones with just higher id than q’s id. </text:span></text:p>
        </text:list-item>
        <text:list-item>
          <text:p text:style-name="P26"><text:span text:style-name="T81">If more than </text:span><text:span text:style-name="T95">G</text:span><text:span text:style-name="T81"> nodes have been selected, it randomly picks </text:span><text:span text:style-name="T95">G</text:span><text:span text:style-name="T81"> of them.</text:span></text:p>
        </text:list-item>
        <text:list-item>
          <text:p text:style-name="P26"><text:span text:style-name="T81">It sends the selected nodes to </text:span><text:span text:style-name="T95">Q</text:span><text:span text:style-name="T81">. Node </text:span><text:span text:style-name="T95">Q</text:span><text:span text:style-name="T81"> does the same in return.</text:span></text:p>
        </text:list-item>
      </text:list>
      <text:h text:style-name="P31" text:outline-level="1"><text:span text:style-name="T73">Disseminating events</text:span></text:h>
      <text:p text:style-name="P20"><text:span text:style-name="T73">We maintain a separate ring per topic augmented by random links shared across the topics. Each ring connects all subscribers of the corresponding topic and only them. </text:span><text:span text:style-name="T74">We request that a publisher on topic </text:span><text:span text:style-name="T90">T</text:span><text:span text:style-name="T74"> subscribes to </text:span><text:span text:style-name="T90">T</text:span><text:span text:style-name="T74"> prior to publishing events, thus becoming a part of the dissemination ring.</text:span></text:p>
      <text:p text:style-name="P21"><text:span text:style-name="T75">A node p maintains, with respect to each topic </text:span><text:span text:style-name="T92">T</text:span><text:span text:style-name="T75"> in its subscription, two links: one to its </text:span><text:span text:style-name="T92">T</text:span><text:span text:style-name="T75">-successor and one to its </text:span><text:span text:style-name="T92">T</text:span><text:span text:style-name="T75">-predecessor. The </text:span><text:span text:style-name="T92">T</text:span><text:span text:style-name="T75">-successor of node </text:span><text:span text:style-name="T92">P</text:span><text:span text:style-name="T75"> is defined as the node with the closest higher than </text:span><text:span text:style-name="T92">P</text:span><text:span text:style-name="T75">’s id (in modulo arithmetic), among all subscribers of topic </text:span><text:span text:style-name="T92">T</text:span><text:span text:style-name="T75">. The </text:span><text:span text:style-name="T92">T</text:span><text:span text:style-name="T75">-predecessor is defined likewise for the closest lower id.</text:span></text:p>
      <text:p text:style-name="P22"><text:span text:style-name="T76">The protocol is parameterized by a dissemination fanout, </text:span><text:span text:style-name="T79">which is typically </text:span><text:span text:style-name="T93">F=2</text:span><text:span text:style-name="T76">. A node receiving an event for topic </text:span><text:span text:style-name="T91">T</text:span><text:span text:style-name="T76"> for the first time, propagates it </text:span><text:span text:style-name="T91">F</text:span><text:span text:style-name="T76"> times:</text:span></text:p>
      <text:list xml:id="list1189433623" text:style-name="L4">
        <text:list-item>
          <text:p text:style-name="P23"><text:span text:style-name="T77">I</text:span><text:span text:style-name="T76">f the event has been received through the node’s </text:span><text:span text:style-name="T91">T</text:span><text:span text:style-name="T76">-successor (or </text:span><text:span text:style-name="T91">T</text:span><text:span text:style-name="T76">-predecessor), it is propagated </text:span><text:span text:style-name="T77">down the line </text:span><text:span text:style-name="T76">to its </text:span><text:span text:style-name="T91">T</text:span><text:span text:style-name="T76">-predecessor (or </text:span><text:span text:style-name="T91">T</text:span><text:span text:style-name="T76">-successor) and </text:span><text:span text:style-name="T91">F -1</text:span><text:span text:style-name="T76"> arbitrary subscribers of </text:span><text:span text:style-name="T91">T</text:span><text:span text:style-name="T76">. </text:span></text:p>
        </text:list-item>
        <text:list-item>
          <text:p text:style-name="P24"><text:span text:style-name="T76">If the event was received through some third node, or if it originated at the node in question, it is propagated to both the </text:span><text:span text:style-name="T91">T</text:span><text:span text:style-name="T76">-successor and the </text:span><text:span text:style-name="T91">T</text:span><text:span text:style-name="T76">-predecessor, as well as to </text:span><text:span text:style-name="T91">F -2</text:span><text:span text:style-name="T76"> other subscribers of </text:span><text:span text:style-name="T91">T</text:span><text:span text:style-name="T76">. </text:span></text:p>
        </text:list-item>
        <text:list-item>
          <text:p text:style-name="P24"><text:span text:style-name="T78">I</text:span><text:span text:style-name="T76">f a copy of this event has already been received in the past, it is simply ignor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 Mono" fo:font-size="10.5pt" officeooo:rsid="00080da8" officeooo:paragraph-rsid="00080da8" style:font-size-asian="10.5pt" style:font-size-complex="10.5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iam Edwards-Playne &lt;liamz.co&gt;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3-05-04T19:29:27</meta:creation-date>
    <dc:date>2013-05-05T11:02:08</dc:date>
    <dc:creator>liam </dc:creator>
    <meta:editing-duration>PT5H40M49S</meta:editing-duration>
    <meta:editing-cycles>83</meta:editing-cycles>
    <meta:generator>LibreOffice/3.6$Linux_X86_64 LibreOffice_project/360m1$Build-2</meta:generator>
    <meta:document-statistic meta:table-count="0" meta:image-count="0" meta:object-count="0" meta:page-count="3" meta:paragraph-count="46" meta:word-count="1162" meta:character-count="6657" meta:non-whitespace-character-count="5514"/>
  </office:meta>
</office:document-meta>
</file>